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03d" officeooo:paragraph-rsid="0015703d"/>
    </style:style>
    <style:style style:name="P2" style:family="paragraph" style:parent-style-name="Standard">
      <style:text-properties officeooo:rsid="0016a150" officeooo:paragraph-rsid="0016a150"/>
    </style:style>
    <style:style style:name="P3" style:family="paragraph" style:parent-style-name="Standard">
      <style:text-properties officeooo:rsid="001a7606" officeooo:paragraph-rsid="001a7606"/>
    </style:style>
    <style:style style:name="P4" style:family="paragraph" style:parent-style-name="Standard">
      <style:text-properties officeooo:rsid="001afbb3" officeooo:paragraph-rsid="001afbb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85c8" officeooo:paragraph-rsid="001e85c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413c" officeooo:paragraph-rsid="001e413c" style:font-weight-asian="bold" style:font-weight-complex="bold"/>
    </style:style>
    <style:style style:name="P7" style:family="paragraph" style:parent-style-name="Standard">
      <style:text-properties officeooo:rsid="001afbb3" officeooo:paragraph-rsid="001afbb3"/>
    </style:style>
    <style:style style:name="P8" style:family="paragraph" style:parent-style-name="Standard">
      <style:text-properties officeooo:rsid="0020656f" officeooo:paragraph-rsid="0020656f"/>
    </style:style>
    <style:style style:name="P9" style:family="paragraph" style:parent-style-name="Standard">
      <style:text-properties officeooo:rsid="00222532" officeooo:paragraph-rsid="00222532"/>
    </style:style>
    <style:style style:name="T1" style:family="text">
      <style:text-properties officeooo:rsid="0016a150"/>
    </style:style>
    <style:style style:name="T2" style:family="text">
      <style:text-properties officeooo:rsid="001814ba"/>
    </style:style>
    <style:style style:name="T3" style:family="text">
      <style:text-properties officeooo:rsid="001afbb3"/>
    </style:style>
    <style:style style:name="T4" style:family="text">
      <style:text-properties officeooo:rsid="002225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rApp table</text:p>
      <text:p text:style-name="P1"/>
      <text:p text:style-name="P1">‘providerData’ table</text:p>
      <text:p text:style-name="P1"/>
      <text:p text:style-name="P1">create table providerData</text:p>
      <text:p text:style-name="P1"><text:s text:c="4"/>(</text:p>
      <text:p text:style-name="P1"><text:s text:c="4"/>proId int(8) PRIMARY KEY AUTO_INCREMENT,</text:p>
      <text:p text:style-name="P1"><text:s text:c="4"/>proUsername varchar(16) NOT NULL,</text:p>
      <text:p text:style-name="P1"><text:s text:c="4"/>proFname varchar(16) NOT NULL,</text:p>
      <text:p text:style-name="P1"><text:s text:c="4"/>proLname varchar(16) NOT NULL,</text:p>
      <text:p text:style-name="P1"><text:s text:c="4"/>proEmail varchar(16) NOT NULL,</text:p>
      <text:p text:style-name="P1"><text:s text:c="4"/>proPassword varchar(16) NOT NULL</text:p>
      <text:p text:style-name="P1"><text:s text:c="4"/>);</text:p>
      <text:p text:style-name="P1"/>
      <text:p text:style-name="P1">‘<text:span text:style-name="T1">patientData</text:span>’ <text:span text:style-name="T1">table</text:span></text:p>
      <text:p text:style-name="P1"/>
      <text:p text:style-name="P2">create table patientData</text:p>
      <text:p text:style-name="P2"><text:s text:c="4"/>(</text:p>
      <text:p text:style-name="P2"><text:s text:c="4"/>patientId int(8) PRIMARY KEY AUTO_INCREMENT,</text:p>
      <text:p text:style-name="P2"><text:s text:c="4"/>pFname varchar(16) NOT NULL,</text:p>
      <text:p text:style-name="P2"><text:s text:c="4"/>pLname varchar(16) NOT NULL,</text:p>
      <text:p text:style-name="P2"><text:s text:c="4"/>pDOB datetime NOT NULL</text:p>
      <text:p text:style-name="P2"><text:s text:c="4"/>);</text:p>
      <text:p text:style-name="P2"/>
      <text:p text:style-name="P2">‘<text:span text:style-name="T2">loadtestData’ table</text:span></text:p>
      <text:p text:style-name="P2"/>
      <text:p text:style-name="P3">create table loadtestData</text:p>
      <text:p text:style-name="P3"><text:s text:c="4"/>(</text:p>
      <text:p text:style-name="P3"><text:s text:c="4"/>patientId int(8),</text:p>
      <text:p text:style-name="P3"><text:s text:c="4"/>loadTest int(8),</text:p>
      <text:p text:style-name="P3"><text:s text:c="4"/>loadDate datetime,</text:p>
      <text:p text:style-name="P3"><text:s text:c="4"/>FOREIGN KEY (patientId) REFERENCES patientData (patientId)</text:p>
      <text:p text:style-name="P3"><text:s text:c="4"/>);</text:p>
      <text:p text:style-name="P3"/>
      <text:p text:style-name="P3">‘cd4testData’ table</text:p>
      <text:p text:style-name="P3">create table cd4testData</text:p>
      <text:p text:style-name="P3"><text:s text:c="4"/>(</text:p>
      <text:p text:style-name="P3"><text:s text:c="4"/>patientId int(8),</text:p>
      <text:p text:style-name="P3"><text:s text:c="4"/>cd4Test int(8),</text:p>
      <text:p text:style-name="P3"><text:s text:c="4"/>cd4Date datetime,</text:p>
      <text:p text:style-name="P3"><text:s text:c="4"/>FOREIGN KEY (patientId) REFERENCES patientData (patientId)</text:p>
      <text:p text:style-name="P3"><text:s text:c="4"/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‘<text:span text:style-name="T3">surveyData’ table</text:span></text:p>
      <text:p text:style-name="P3"/>
      <text:p text:style-name="P4">create table surveyData</text:p>
      <text:p text:style-name="P4"><text:s text:c="4"/>(</text:p>
      <text:p text:style-name="P4"><text:s text:c="4"/>surveyId int(8) PRIMARY KEY AUTO_INCREMENT,</text:p>
      <text:p text:style-name="P4"><text:s text:c="4"/>patientId int(8),</text:p>
      <text:p text:style-name="P4"><text:s text:c="4"/>question1 varchar(32),</text:p>
      <text:p text:style-name="P4"><text:s text:c="4"/>question2 varchar(32),</text:p>
      <text:p text:style-name="P4"><text:s text:c="4"/>question3 varchar(32),</text:p>
      <text:p text:style-name="P4"><text:s text:c="4"/>question4 varchar(32),</text:p>
      <text:p text:style-name="P4"><text:s text:c="4"/>FOREIGN KEY (patientId) REFERENCES patientData (patientId)</text:p>
      <text:p text:style-name="P4"><text:s text:c="4"/>);</text:p>
      <text:p text:style-name="P4"/>
      <text:p text:style-name="P4"/>
      <text:p text:style-name="P5">surveyApp tables</text:p>
      <text:p text:style-name="P4"/>
      <text:p text:style-name="P4">‘<text:span text:style-name="T4">adminData’ table</text:span></text:p>
      <text:p text:style-name="P4"/>
      <text:p text:style-name="P8">create table adminData</text:p>
      <text:p text:style-name="P8"><text:s text:c="4"/>(</text:p>
      <text:p text:style-name="P8"><text:s text:c="4"/>adminId int(8) PRIMARY KEY,</text:p>
      <text:p text:style-name="P8"><text:s text:c="4"/>surveyCode varchar(8) UNIQUE,</text:p>
      <text:p text:style-name="P8"><text:s text:c="4"/>adminUsername varchar(16) NOT NULL,</text:p>
      <text:p text:style-name="P8"><text:s text:c="4"/>adminPassword varchar(16) NOT NULL</text:p>
      <text:p text:style-name="P8"><text:s text:c="4"/>);</text:p>
      <text:p text:style-name="P8"/>
      <text:p text:style-name="P9">‘surveyData’ table</text:p>
      <text:p text:style-name="P9"/>
      <text:p text:style-name="P9">create table surveyData</text:p>
      <text:p text:style-name="P9"><text:s text:c="4"/>(</text:p>
      <text:p text:style-name="P9"><text:s text:c="4"/>surveyId int(8) PRIMARY KEY AUTO_INCREMENT,</text:p>
      <text:p text:style-name="P9"><text:s text:c="4"/>surveyCode varchar(8),</text:p>
      <text:p text:style-name="P9"><text:s text:c="4"/>question1 varchar(32),</text:p>
      <text:p text:style-name="P9"><text:s text:c="4"/>question2 varchar(32),</text:p>
      <text:p text:style-name="P9"><text:s text:c="4"/>question3 varchar(32),</text:p>
      <text:p text:style-name="P9"><text:s text:c="4"/>question4 varchar(32),</text:p>
      <text:p text:style-name="P9"><text:s text:c="4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0:19:25.946983773</meta:creation-date>
    <dc:date>2016-10-21T13:52:36.210009849</dc:date>
    <meta:editing-duration>PT53M10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65" meta:word-count="170" meta:character-count="1559" meta:non-whitespace-character-count="1258"/>
  </office:meta>
</office:document-meta>
</file>